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айди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<text:s/>Количество в упаковке</text:p>
          </table:table-cell>
          <table:table-cell office:value-type="string" calcext:value-type="string">
            <text:p><text:s/>Единица измерения</text:p>
          </table:table-cell>
          <table:table-cell office:value-type="string" calcext:value-type="string">
            <text:p><text:s/>Количество на складе</text:p>
          </table:table-cell>
          <table:table-cell office:value-type="string" calcext:value-type="string">
            <text:p><text:s/>Минимальный возможный остаток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<text:s/>Стоимость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<text:s/>Тип материал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прессованный материал серый 0x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м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3128" calcext:value-type="float">
            <text:p>3312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улон бумаги зеленый 1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634" calcext:value-type="float">
            <text:p>63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841" calcext:value-type="float">
            <text:p>2684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прессованный материал розовый 2x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636" calcext:value-type="float">
            <text:p>63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606" calcext:value-type="float">
            <text:p>526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ранулы для бумаги розовый 2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л</text:p>
          </table:table-cell>
          <table:table-cell office:value-type="float" office:value="661" calcext:value-type="float">
            <text:p>6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608" calcext:value-type="float">
            <text:p>1060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прессованный материал белый 1x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кг</text:p>
          </table:table-cell>
          <table:table-cell office:value-type="float" office:value="843" calcext:value-type="float">
            <text:p>84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3440" calcext:value-type="float">
            <text:p>4344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Рулон бумаги белый 1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501" calcext:value-type="float">
            <text:p>5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833" calcext:value-type="float">
            <text:p>158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ереработка бумаги синий 0x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958" calcext:value-type="float">
            <text:p>95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улон бумаги цветной 2x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386" calcext:value-type="float">
            <text:p>38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5544" calcext:value-type="float">
            <text:p>355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Рулон бумаги зеленый 2x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кг</text:p>
          </table:table-cell>
          <table:table-cell office:value-type="float" office:value="593" calcext:value-type="float">
            <text:p>5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5016" calcext:value-type="float">
            <text:p>550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улон бумаги белый 3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кг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3759" calcext:value-type="float">
            <text:p>5375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ереработка бумаги серый 3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391" calcext:value-type="float">
            <text:p>4939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Гранулы для бумаги синий 1x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л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624" calcext:value-type="float">
            <text:p>2562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Рулон бумаги серый 3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596" calcext:value-type="float">
            <text:p>5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247" calcext:value-type="float">
            <text:p>5024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прессованный материал цветной 1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772" calcext:value-type="float">
            <text:p>7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1672" calcext:value-type="float">
            <text:p>5167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Рулон бумаги синий 2x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кг</text:p>
          </table:table-cell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8450" calcext:value-type="float">
            <text:p>384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Гранулы для бумаги розовый 0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л</text:p>
          </table:table-cell>
          <table:table-cell office:value-type="float" office:value="379" calcext:value-type="float">
            <text:p>37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868" calcext:value-type="float">
            <text:p>386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ереработка бумаги цветной 1x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кг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930" calcext:value-type="float">
            <text:p>3793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ранулы для бумаги цветной 0x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л</text:p>
          </table:table-cell>
          <table:table-cell office:value-type="float" office:value="759" calcext:value-type="float">
            <text:p>75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16" calcext:value-type="float">
            <text:p>921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Рулон бумаги цветной 1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46" calcext:value-type="float">
            <text:p>24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16" calcext:value-type="float">
            <text:p>501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Переработка бумаги серый 1x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516" calcext:value-type="float">
            <text:p>5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5981" calcext:value-type="float">
            <text:p>3598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прессованный материал синий 0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кг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555" calcext:value-type="float">
            <text:p>655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Переработка бумаги синий 1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м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873" calcext:value-type="float">
            <text:p>4787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Спрессованный материал цветной 1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429" calcext:value-type="float">
            <text:p>42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5802" calcext:value-type="float">
            <text:p>1580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Рулон бумаги розовый 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163" calcext:value-type="float">
            <text:p>3616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Рулон бумаги белый 3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кг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1261" calcext:value-type="float">
            <text:p>512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Рулон бумаги цветной 2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534" calcext:value-type="float">
            <text:p>53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776" calcext:value-type="float">
            <text:p>5077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Спрессованный материал розовый 2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57" calcext:value-type="float">
            <text:p>465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Рулон бумаги розовый 3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1776" calcext:value-type="float">
            <text:p>5177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Переработка бумаги синий 0x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м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937" calcext:value-type="float">
            <text:p>4793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Спрессованный материал розовый 1x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м</text:p>
          </table:table-cell>
          <table:table-cell office:value-type="float" office:value="509" calcext:value-type="float">
            <text:p>50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604" calcext:value-type="float">
            <text:p>1060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Рулон бумаги цветной 1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724" calcext:value-type="float">
            <text:p>2272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Рулон бумаги синий 3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561" calcext:value-type="float">
            <text:p>255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улон бумаги зеленый 2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м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5388" calcext:value-type="float">
            <text:p>4538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Гранулы для бумаги розовый 0x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кг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227" calcext:value-type="float">
            <text:p>1722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Переработка бумаги цветной 0x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508" calcext:value-type="float">
            <text:p>50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1147" calcext:value-type="float">
            <text:p>5114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Переработка бумаги серый 0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48" calcext:value-type="float">
            <text:p>1024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Гранулы для бумаги цветной 0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962" calcext:value-type="float">
            <text:p>96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5922" calcext:value-type="float">
            <text:p>3592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Рулон бумаги зеленый 3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861" calcext:value-type="float">
            <text:p>86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7283" calcext:value-type="float">
            <text:p>3728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Рулон бумаги белый 0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м</text:p>
          </table:table-cell>
          <table:table-cell office:value-type="float" office:value="933" calcext:value-type="float">
            <text:p>9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253" calcext:value-type="float">
            <text:p>725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Рулон бумаги синий 3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720" calcext:value-type="float">
            <text:p>7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4675" calcext:value-type="float">
            <text:p>4467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прессованный материал белый 3x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00" calcext:value-type="float">
            <text:p>176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Рулон бумаги белый 1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кг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770" calcext:value-type="float">
            <text:p>3277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Переработка бумаги белый 3x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500" calcext:value-type="float">
            <text:p>395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Гранулы для бумаги синий 1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л</text:p>
          </table:table-cell>
          <table:table-cell office:value-type="float" office:value="841" calcext:value-type="float">
            <text:p>8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8700" calcext:value-type="float">
            <text:p>387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Спрессованный материал синий 3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809" calcext:value-type="float">
            <text:p>3880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Спрессованный материал цветной 0x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м</text:p>
          </table:table-cell>
          <table:table-cell office:value-type="float" office:value="754" calcext:value-type="float">
            <text:p>75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11" calcext:value-type="float">
            <text:p>46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ереработка бумаги цветной 0x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833" calcext:value-type="float">
            <text:p>8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3875" calcext:value-type="float">
            <text:p>5387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Спрессованный материал цветной 1x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856" calcext:value-type="float">
            <text:p>85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817" calcext:value-type="float">
            <text:p>1281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ереработка бумаги синий 0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кг</text:p>
          </table:table-cell>
          <table:table-cell office:value-type="float" office:value="709" calcext:value-type="float">
            <text:p>70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3157" calcext:value-type="float">
            <text:p>2315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Переработка бумаги белый 2x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м</text:p>
          </table:table-cell>
          <table:table-cell office:value-type="float" office:value="794" calcext:value-type="float">
            <text:p>7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637" calcext:value-type="float">
            <text:p>2163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08:40:02.503000000</dc:date>
    <meta:editing-duration>PT7M1S</meta:editing-duration>
    <meta:editing-cycles>1</meta:editing-cycles>
    <meta:document-statistic meta:table-count="1" meta:cell-count="410" meta:object-count="0"/>
    <meta:generator>LibreOffice/7.2.2.2$Windows_X86_64 LibreOffice_project/02b2acce88a210515b4a5bb2e46cbfb63fe97d56</meta:generator>
  </office:meta>
</office:document-meta>
</file>